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4950" officeooo:paragraph-rsid="00164950"/>
    </style:style>
    <style:style style:name="P2" style:family="paragraph" style:parent-style-name="Standard">
      <style:paragraph-properties fo:margin-left="-0.751cm" fo:margin-right="-1.501cm" fo:text-indent="0cm" style:auto-text-indent="false"/>
      <style:text-properties fo:color="#000000" fo:font-size="12pt" fo:font-style="normal" style:text-underline-style="none" fo:font-weight="normal" officeooo:paragraph-rsid="001a515f"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81d7b" officeooo:paragraph-rsid="002927c3"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e81d7b" officeooo:paragraph-rsid="002927c3" style:font-size-asian="10.5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164950" officeooo:paragraph-rsid="00164950"/>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text-properties fo:color="#000000" fo:font-size="12pt" fo:font-style="normal" style:text-underline-style="none" fo:font-weight="normal" officeooo:rsid="00164950" style:font-size-asian="12pt" style:font-style-asian="normal" style:font-weight-asian="normal" style:font-size-complex="12pt" style:font-style-complex="normal" style:font-weight-complex="normal"/>
    </style:style>
    <style:style style:name="P30" style:family="paragraph" style:parent-style-name="Text_20_body">
      <style:text-properties fo:color="#000000" fo:font-size="12pt" fo:language="fr" fo:country="FR" fo:font-style="normal" style:text-underline-style="none" fo:font-weight="normal" officeooo:rsid="00c0c8f8" style:font-size-asian="12pt" style:font-style-asian="normal" style:font-weight-asian="normal" style:font-size-complex="12pt" style:font-style-complex="normal" style:font-weight-complex="normal"/>
    </style:style>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2">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style>
    <style:style style:name="P47" style:family="paragraph" style:parent-style-name="Text_20_body" style:list-style-name="L5">
      <style:paragraph-properties fo:margin-top="0cm" fo:margin-bottom="0cm" loext:contextual-spacing="false"/>
    </style:style>
    <style:style style:name="P48" style:family="paragraph" style:parent-style-name="Text_20_body" style:list-style-name="L6">
      <style:paragraph-properties fo:margin-top="0cm" fo:margin-bottom="0cm" loext:contextual-spacing="false"/>
    </style:style>
    <style:style style:name="P49" style:family="paragraph" style:parent-style-name="Text_20_body" style:list-style-name="L8">
      <style:paragraph-properties fo:margin-top="0cm" fo:margin-bottom="0cm" loext:contextual-spacing="false"/>
    </style:style>
    <style:style style:name="P50" style:family="paragraph" style:parent-style-name="Text_20_body" style:list-style-name="L9">
      <style:paragraph-properties fo:margin-top="0cm" fo:margin-bottom="0cm" loext:contextual-spacing="false"/>
    </style:style>
    <style:style style:name="P51" style:family="paragraph" style:parent-style-name="Text_20_body" style:list-style-name="L11">
      <style:paragraph-properties fo:margin-top="0cm" fo:margin-bottom="0cm" loext:contextual-spacing="false"/>
    </style:style>
    <style:style style:name="P52" style:family="paragraph" style:parent-style-name="Text_20_body" style:list-style-name="L15">
      <style:paragraph-properties fo:margin-top="0cm" fo:margin-bottom="0cm" loext:contextual-spacing="false"/>
    </style:style>
    <style:style style:name="P53" style:family="paragraph" style:parent-style-name="Text_20_body" style:list-style-name="L19">
      <style:paragraph-properties fo:margin-top="0cm" fo:margin-bottom="0cm" loext:contextual-spacing="false"/>
    </style:style>
    <style:style style:name="P54" style:family="paragraph" style:parent-style-name="Text_20_body" style:list-style-name="L23">
      <style:paragraph-properties fo:margin-top="0cm" fo:margin-bottom="0cm" loext:contextual-spacing="false"/>
    </style:style>
    <style:style style:name="P55" style:family="paragraph" style:parent-style-name="Text_20_body" style:list-style-name="L25">
      <style:paragraph-properties fo:margin-top="0cm" fo:margin-bottom="0cm" loext:contextual-spacing="false"/>
    </style:style>
    <style:style style:name="P56" style:family="paragraph" style:parent-style-name="Text_20_body" style:list-style-name="L27">
      <style:paragraph-properties fo:margin-top="0cm" fo:margin-bottom="0cm" loext:contextual-spacing="false"/>
    </style:style>
    <style:style style:name="P57" style:family="paragraph" style:parent-style-name="Text_20_body" style:list-style-name="L28">
      <style:paragraph-properties fo:margin-top="0cm" fo:margin-bottom="0cm" loext:contextual-spacing="false"/>
    </style:style>
    <style:style style:name="P58" style:family="paragraph" style:parent-style-name="Text_20_body" style:list-style-name="L29">
      <style:paragraph-properties fo:margin-top="0cm" fo:margin-bottom="0cm" loext:contextual-spacing="false"/>
    </style:style>
    <style:style style:name="P59" style:family="paragraph" style:parent-style-name="Text_20_body" style:list-style-name="L30">
      <style:paragraph-properties fo:margin-top="0cm" fo:margin-bottom="0cm" loext:contextual-spacing="false"/>
    </style:style>
    <style:style style:name="P60" style:family="paragraph" style:parent-style-name="Text_20_body" style:list-style-name="L31">
      <style:paragraph-properties fo:margin-top="0cm" fo:margin-bottom="0cm" loext:contextual-spacing="false"/>
    </style:style>
    <style:style style:name="P61" style:family="paragraph" style:parent-style-name="Text_20_body" style:list-style-name="L32">
      <style:paragraph-properties fo:margin-top="0cm" fo:margin-bottom="0cm" loext:contextual-spacing="false"/>
    </style:style>
    <style:style style:name="P62" style:family="paragraph" style:parent-style-name="Text_20_body" style:list-style-name="L33">
      <style:paragraph-properties fo:margin-top="0cm" fo:margin-bottom="0cm" loext:contextual-spacing="false"/>
    </style:style>
    <style:style style:name="P63" style:family="paragraph" style:parent-style-name="Text_20_body" style:list-style-name="L34">
      <style:paragraph-properties fo:margin-top="0cm" fo:margin-bottom="0cm" loext:contextual-spacing="false"/>
    </style:style>
    <style:style style:name="P64" style:family="paragraph" style:parent-style-name="Text_20_body" style:list-style-name="L35">
      <style:paragraph-properties fo:margin-top="0cm" fo:margin-bottom="0cm" loext:contextual-spacing="false"/>
    </style:style>
    <style:style style:name="P65" style:family="paragraph" style:parent-style-name="Text_20_body" style:list-style-name="L36">
      <style:paragraph-properties fo:margin-top="0cm" fo:margin-bottom="0cm" loext:contextual-spacing="false"/>
    </style:style>
    <style:style style:name="P66" style:family="paragraph" style:parent-style-name="Text_20_body" style:list-style-name="L37">
      <style:paragraph-properties fo:margin-top="0cm" fo:margin-bottom="0cm" loext:contextual-spacing="false"/>
    </style:style>
    <style:style style:name="P67" style:family="paragraph" style:parent-style-name="Text_20_body" style:list-style-name="L38">
      <style:paragraph-properties fo:margin-top="0cm" fo:margin-bottom="0cm" loext:contextual-spacing="false"/>
    </style:style>
    <style:style style:name="T1" style:family="text">
      <style:text-properties officeooo:rsid="001c04fe"/>
    </style:style>
    <style:style style:name="T2" style:family="text">
      <style:text-properties fo:color="#ff0000"/>
    </style:style>
    <style:style style:name="T3" style:family="text">
      <style:text-properties fo:color="#ff0000" style:font-name-asian="MetaNormalLF-Roman" style:font-name-complex="Arial"/>
    </style:style>
    <style:style style:name="T4" style:family="text">
      <style:text-properties style:font-name-asian="MetaNormalLF-Roman" style:font-name-complex="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4">Leçon 8: Le temps et les roches</text:span></text:p>
      <text:p text:style-name="Text_20_body">Constat: Les géologues peuvent reconstituer les événements géologiques passés en observant les indices des roches. Les roches selon leur organisation (strates, plis, failles, fossiles) permettent de dater la succession des événements les uns par rapport aux autres, appelé chronologie relative.</text:p>
      <text:p text:style-name="Text_20_body">Pb: Utiliser les principes de la chronologie relative pour reconstituer les événements géologiques de notre région.</text:p>
      <text:p text:style-name="Text_20_body">Principe fondamentaux de la chronologie relative:</text:p>
      <text:list xml:id="list681831601" text:style-name="L34">
        <text:list-item>
          <text:p text:style-name="P63">Superposition: Une roche est plus jeune que celle qu'elle recouvre (sauf exceptions)</text:p>
        </text:list-item>
        <text:list-item>
          <text:p text:style-name="P63">Continuité: Une strate a le même âge sur toute sa longueur</text:p>
        </text:list-item>
        <text:list-item>
          <text:p text:style-name="P63">Recoupement: Toute structure qui en recoupe une autre est postérieure</text:p>
        </text:list-item>
        <text:list-item>
          <text:p text:style-name="P63">Inclusion: Tout objet inclus dans un autre est antérieur</text:p>
        </text:list-item>
        <text:list-item>
          <text:p text:style-name="P39">Identité paléontologique: Les mêmes fossiles stratigraphiques indiquent le même âge</text:p>
        </text:list-item>
      </text:list>
      <text:p text:style-name="Text_20_body">En utilisant ces principes, on peut mettre en évidence des surfaces discordantes (où des strates ont subi des événements géologiques différents) et utiliser le principe d'actualisme (lois actuelles régissent les phénomènes passés). Appliquer ces principes pour reconstituer les événements géologiques de notre région.</text:p>
      <text:p text:style-name="P30"><text:span text:style-name="T4"/></text:p>
      <text:p text:style-name="Text_20_body">Constat : Le principe d’identité paléontologique permet de déterminer l'âge des strates en se basant sur les fossiles stratigraphiques.</text:p>
      <text:p text:style-name="Text_20_body">Problème : Comprendre l'utilité des fossiles stratigraphiques en chronologie géologique</text:p>
      <text:p text:style-name="Text_20_body">II. Chronologie relative et fossiles stratigraphiques :</text:p>
      <text:list xml:id="list4174297949" text:style-name="L35">
        <text:list-item>
          <text:p text:style-name="P64">Les géologues de la fin du 18ème siècle ont utilisé les fossiles trouvés dans les roches sédimentaires pour construire des échelles stratigraphiques locales en utilisant les fossiles les plus abondants et ayant évolué rapidement pour être caractéristiques d'une période de temps donnée.</text:p>
        </text:list-item>
        <text:list-item>
          <text:p text:style-name="P64">Pour construire une échelle stratigraphique internationale, il a fallu ajouter une 3ème condition : les fossiles devaient avoir une grande répartition géographique pour permettre des corrélations temporelles entre les formations rocheuses de la planète.</text:p>
        </text:list-item>
        <text:list-item>
          <text:p text:style-name="P40">Les fossiles qui répondent à ces 3 critères sont des fossiles stratigraphiques et ont permis la construction de l'échelle stratigraphique internationale, qui est constamment enrichie avec les nouvelles données paléontologiques.</text:p>
        </text:list-item>
      </text:list>
      <text:p text:style-name="Text_20_body">Exemples :</text:p>
      <text:list xml:id="list1224373479" text:style-name="L36">
        <text:list-item>
          <text:p text:style-name="P65">Foraminifères et Ammonites sont des exemples de micro et macrofossiles utilisés pour l'échelle stratigraphique locale.</text:p>
        </text:list-item>
        <text:list-item>
          <text:p text:style-name="P41">Les Foraminifères Globotruncanidés ont été utilisés pour déterminer l'âge relatif des roches, jusqu'à ce qu'on découvre qu'ils ont disparu plus tard que pré</text:p>
        </text:list-item>
      </text:list>
      <text:p text:style-name="P30"><text:span text:style-name="T4"/></text:p>
      <text:p text:style-name="P30"><text:span text:style-name="T4">L'échelle de temps géologique débute avec l'âge estimé de la Terre (4.6 Ga) et comprend 4 éons : Hadéen, Archéen, Protérozoïque et Phanérozoïque.</text:span></text:p>
      <text:list xml:id="list3652813514" text:style-name="L37">
        <text:list-item>
          <text:p text:style-name="P66"><text:soft-page-break/>Les ères sont subdivisées en périodes, comme le Jurassique ou le Crétacé, qui ont des noms dérivés d'une zone géographique spécifique.</text:p>
        </text:list-item>
        <text:list-item>
          <text:p text:style-name="P66">Les périodes sont subdivisées en séries et en étages, qui dépendent également des fossiles stratigraphiques.</text:p>
        </text:list-item>
        <text:list-item>
          <text:p text:style-name="P42">Les associations de fossiles permettent de superposer des intervalles de temps limités par des coupures d'ordres différents, d'abord au niveau local puis au niveau international. Cela a abouti à la construction de l'outil de référence en chronologie relative, l'échelle stratigraphique.</text:p>
        </text:list-item>
      </text:list>
      <text:p text:style-name="Text_20_body">Conclusion : Les fossiles stratigraphiques sont un outil crucial pour comprendre la chronologie géologique en permettant de superposer des intervalles de temps limités par des coupures d'ordres différents, d'abord au niveau local puis au niveau international.</text:p>
      <text:p text:style-name="P30"><text:span text:style-name="T4">Constat: Les géologues utilisent des méthodes de datation absolue pour dater les roches en années. La découverte de la radioactivité et du phénomène de décroissance radioactive ont permis le développement de ces techniques.</text:span></text:p>
      <text:p text:style-name="Text_20_body">Problème: Comprendre comment utiliser la physique de la radioactivité pour dater des objets de nature diverses (roches, minéraux, fossiles) de manière absolue.</text:p>
      <text:p text:style-name="Text_20_body">III. Radioactivité et chronologie absolue:</text:p>
      <text:list xml:id="list221389410" text:style-name="L38">
        <text:list-item>
          <text:p text:style-name="P67">Les isotopes radioactifs se désintègrent régulièrement et irréversiblement au cours du temps.</text:p>
        </text:list-item>
        <text:list-item>
          <text:p text:style-name="P67">La vitesse de cette transformation est caractéristique de chaque élément père, exprimée par la demi-vie ou période.</text:p>
        </text:list-item>
        <text:list-item>
          <text:p text:style-name="P67">On peut séparer et doser les isotopes père et fils à l'aide d'un spectromètre de masse pour calculer depuis combien de temps se déroule la désintégration radioactive dans l'échantillon étudié.</text:p>
        </text:list-item>
        <text:list-item>
          <text:p text:style-name="P67">Les géologues utilisent différents couples d'isotopes père/fils en fonction de la présence des isotopes dans l'échantillon et de l'âge supposé de l'échantillon (appréhendé par chronologie relative).</text:p>
        </text:list-item>
        <text:list-item>
          <text:p text:style-name="P43">Exemples : utiliser 14C/ 14N pour dater un fossile récent, utiliser un couple avec une constante de désintégration faible pour dater un objet très vieux.</text:p>
        </text:list-item>
      </text:list>
      <text:p text:style-name="Text_20_body">Conclusion: La datation absolue à l'aide de la radioactivité permet de dater des objets de nature diverses en utilisant des couples d'isotopes père/fils en fonction de la présence des isotopes dans l'échantillon et de l'âge supposé de l'échantillon.</text:p>
      <text:p text:style-name="P4"/>
      <text:p text:style-name="P3"><text:span text:style-name="T4">BILAN : Le temps qui passe s’inscrit dans les roches. L’être humain a réussi à reconstituer la chronologie des évènements qui se sont produits depuis la formation de la Terre d’abord en utilisant les principes des relations géométriques des roches et en identifiant la succession des fossiles stratigraphiques. Cette méthodologie de chronologie relative a permis la construction d’une échelle stratigraphique internationale. Puis, l’avènement des découvertes sur la radioactivité a entraîné le développement de diverses méthodes de chronologie absolue avec datation précise des évènements qui sont venues enrichir et préciser cette échelle stratigraphique.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3T23:52:08.879000000</dc:date>
    <meta:editing-duration>PT4H19M23S</meta:editing-duration>
    <meta:editing-cycles>14</meta:editing-cycles>
    <meta:generator>LibreOffice/6.3.5.2$Windows_X86_64 LibreOffice_project/dd0751754f11728f69b42ee2af66670068624673</meta:generator>
    <meta:document-statistic meta:table-count="0" meta:image-count="0" meta:object-count="0" meta:page-count="2" meta:paragraph-count="34" meta:word-count="799" meta:character-count="5515" meta:non-whitespace-character-count="4766"/>
  </office:meta>
</office:document-meta>
</file>